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55308d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number-matrix-columns-spanned="1" table:number-matrix-rows-spanned="9" table:formula="of:=MMULT([.B2:.G10];TRANSPOSE([.B11:.G11]))" office:value-type="float" office:value="10031.914893617" calcext:value-type="float">
            <text:p>10031,914893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ÇÃO 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&lt;= 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RODUÇÃO 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&lt;=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OCTANAGEM I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28.723404255317" calcext:value-type="float">
            <text:p>428,723404255317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ANAGEM II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ÃO I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644.68085106383" calcext:value-type="float">
            <text:p>-1644,68085106383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ÃO II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UME 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UME I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489.36170212766" calcext:value-type="float">
            <text:p>489,36170212766</text:p>
          </table:table-cell>
          <table:table-cell table:style-name="ce1" office:value-type="float" office:value="660.63829787234" calcext:value-type="float">
            <text:p>660,63829787234</text:p>
          </table:table-cell>
          <table:table-cell table:style-name="ce1" office:value-type="float" office:value="156.382978723404" calcext:value-type="float">
            <text:p>156,382978723404</text:p>
          </table:table-cell>
          <table:table-cell table:style-name="ce1" office:value-type="float" office:value="293.617021276596" calcext:value-type="float">
            <text:p>293,617021276596</text:p>
          </table:table-cell>
          <table:table-cell table:style-name="ce1" office:value-type="float" office:value="332.978723404256" calcext:value-type="float">
            <text:p>332,978723404256</text:p>
          </table:table-cell>
          <table:table-cell table:style-name="ce1" office:value-type="float" office:value="367.021276595744" calcext:value-type="float">
            <text:p>367,02127659574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Taxa I/II</text:p>
          </table:table-cell>
          <table:table-cell table:formula="of:=[.B11]/[.C11]" office:value-type="float" office:value="0.740740740740742" calcext:value-type="float">
            <text:p>0,740740740740742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Razão de mistura A/B I</text:p>
          </table:table-cell>
          <table:table-cell table:formula="of:=[.D11]/[.F11]" office:value-type="float" office:value="0.469648562300318" calcext:value-type="float">
            <text:p>0,469648562300318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Razão de mistura A/B II</text:p>
          </table:table-cell>
          <table:table-cell table:formula="of:=[.E11]/[.G11]" office:value-type="float" office:value="0.800000000000002" calcext:value-type="float">
            <text:p>0,800000000000002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1:Planilha1.J1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19:27:24.6599742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9:27:27.076087071</meta:creation-date>
    <meta:editing-duration>PT17M6S</meta:editing-duration>
    <meta:editing-cycles>3</meta:editing-cycles>
    <meta:generator>LibreOffice/24.2.5.2$Linux_X86_64 LibreOffice_project/d6e8b0f3fc6e8af2b00cf4969fd0d2fa45b9a62e</meta:generator>
    <dc:date>2024-07-31T20:17:37.337954335</dc:date>
    <meta:document-statistic meta:table-count="1" meta:cell-count="106" meta:object-count="0"/>
  </office:meta>
</office:document-meta>
</file>